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style style:name="P8" style:family="paragraph" style:parent-style-name="Text_20_body" style:list-style-name="L3"/>
    <style:style style:name="P9" style:family="paragraph" style:parent-style-name="Text_20_body" style:list-style-name="L1">
      <style:paragraph-properties fo:margin-top="0in" fo:margin-bottom="0in"/>
    </style:style>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CodeSample" style:list-style-name="L2"/>
    <style:style style:name="P13" style:family="paragraph" style:parent-style-name="CodeSample" style:list-style-name="L2"/>
    <style:style style:name="P14" style:family="paragraph" style:parent-style-name="CodeSample" style:list-style-name="L2"/>
    <style:style style:name="P15" style:family="paragraph" style:parent-style-name="CodeSample" style:list-style-name="L3"/>
    <style:style style:name="P16" style:family="paragraph" style:parent-style-name="CodeSample" style:list-style-name="L3"/>
    <style:style style:name="P17" style:family="paragraph" style:parent-style-name="CodeSample" style:list-style-name="L3"/>
    <style:style style:name="P18" style:family="paragraph" style:parent-style-name="CodeSample" style:list-style-name="L3"/>
    <style:style style:name="P19" style:family="paragraph" style:parent-style-name="CodeSample" style:list-style-name="L3"/>
    <style:style style:name="P20" style:family="paragraph" style:parent-style-name="CodeSample" style:list-style-name="L3"/>
    <style:style style:name="P21" style:family="paragraph" style:parent-style-name="CodeSample" style:list-style-name="L3"/>
    <style:style style:name="P22" style:family="paragraph" style:parent-style-name="CodeSample" style:list-style-name="L3"/>
    <style:style style:name="P23" style:family="paragraph" style:parent-style-name="CodeSample" style:list-style-name="L3"/>
    <style:style style:name="P24" style:family="paragraph" style:parent-style-name="CodeSample" style:list-style-name="L3"/>
    <style:style style:name="P25" style:family="paragraph" style:parent-style-name="CodeSample" style:list-style-name="L3"/>
    <style:style style:name="P26" style:family="paragraph" style:parent-style-name="CodeSample" style:list-style-name="L3"/>
    <style:style style:name="T1" style:family="text">
      <style:text-properties style:text-underline-style="solid" style:text-underline-width="auto" style:text-underline-color="font-color"/>
    </style:style>
    <style:style style:name="T2"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RDKit Book</text:p>
      <text:p text:style-name="Standard"><text:span text:style-name="T1">Original Author</text:span>: Greg Landrum</text:p>
      <text:p text:style-name="Standard"><text:span text:style-name="T1">Version</text:span>: August 2007</text:p>
      <text:p text:style-name="Standard"/>
      <text:h text:style-name="Heading_20_1" text:outline-level="1">Table of Contents</text:h>
      <text:p text:style-name="Standard"/>
      <text:h text:style-name="Heading_20_1" text:outline-level="1">Python Wrapper</text:h>
      <text:p text:style-name="Text_20_body"/>
      <text:h text:style-name="Heading_20_1" text:outline-level="1">Misc Cheminformatics Topics</text:h>
      <text:h text:style-name="Heading_20_2" text:outline-level="2">Aromaticity</text:h>
      <text:p text:style-name="Standard"/>
      <text:h text:style-name="Heading_20_2" text:outline-level="2">Canonicalization</text:h>
      <text:p text:style-name="Standard"/>
      <text:h text:style-name="Heading_20_2" text:outline-level="2">Ring Finding</text:h>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text:style-name="L1">
        <text:list-item>
          <text:p text:style-name="P9">The family to which the feature belongs. </text:p>
        </text:list-item>
        <text:list-item>
          <text:p text:style-name="P9">A SMARTS pattern that describes atoms (one or more) matching the feature type. </text:p>
        </text:list-item>
        <text:list-item>
          <text:p text:style-name="P2">Weights used to determine the feature's position based on the positions of its defining atoms. </text:p>
        </text:list-item>
      </text:list>
      <text:h text:style-name="Heading_20_2" text:outline-level="2">Syntax of the FDef file</text:h>
      <text:list text:style-name="Numbering_20_1">
        <text:list-item>
          <text:p text:style-name="Heading_20_3">AtomType definitions</text:p>
        </text:list-item>
      </text:list>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Code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CodeSample">AtomType Carbon_NonPolar [C&amp;!$(C=[O,N,P,S])&amp;!$(C#N)]</text:p>
      <text:p text:style-name="Code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CodeSample">AtomType d1 [N&amp;!H0]</text:p>
      <text:p text:style-name="CodeSample">AtomType d1 [O&amp;!H0]</text:p>
      <text:p text:style-name="Text_20_body">This is equivalent to: </text:p>
      <text:p text:style-name="CodeSample">AtomType d1 [N&amp;!H0,O&amp;!H0]</text:p>
      <text:p text:style-name="Text_20_body">Which is equivalent to the more efficient: </text:p>
      <text:p text:style-name="Code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CodeSample">AtomType d1 [N,O,S]</text:p>
      <text:p text:style-name="CodeSample">AtomType !d1 [H0]</text:p>
      <text:p text:style-name="Text_20_body">The negative query gets combined with the first to produce a definition identical to this: </text:p>
      <text:p text:style-name="CodeSample">AtomType d1 [!H0;N,O,S]</text:p>
      <text:p text:style-name="Text_20_body">Note that the negative AtomType is added to the beginning of the query. </text:p>
      <text:list text:style-name="Numbering_20_1" text:continue-numbering="true">
        <text:list-item>
          <text:p text:style-name="Heading_20_3">Feature definitions</text:p>
        </text:list-item>
      </text:list>
      <text:p text:style-name="Text_20_body">A feature definition is more complex than an AtomType definition and stretches across multiple lines: </text:p>
      <text:p text:style-name="CodeSample">DefineFeature HDonor1 [N,O;!H0]</text:p>
      <text:p text:style-name="CodeSample"><text:s text:c="4"/>Family HBondDonor</text:p>
      <text:p text:style-name="CodeSample"><text:s text:c="4"/>Weights 1.0</text:p>
      <text:p text:style-name="Code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list text:style-name="Numbering_20_1" text:continue-numbering="true">
        <text:list-item>
          <text:p text:style-name="Heading_20_3">Additional syntax notes:</text:p>
        </text:list-item>
      </text:list>
      <text:list text:style-name="L2">
        <text:list-item>
          <text:p text:style-name="P11">Any line that begins with a <text:span text:style-name="Teletype">#</text:span> symbol is considered a comment and will be ignored. </text:p>
        </text:list-item>
        <text:list-item>
          <text:p text:style-name="P3">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2">AtomType tButylAtom [$([C;!R](-[CH3])(-[CH3])(-[CH3])),\</text:p>
          <text:p text:style-name="P12"><text:s text:c="21"/>$([CH3](-[C;!R](-[CH3])(-[CH3])))]</text:p>
          <text:p text:style-name="P3">is exactly equivalent to this one: </text:p>
          <text:p text:style-name="P12">AtomType tButylAtom [$([C;!R](-[CH3])(-[CH3])(-[CH3])),$([CH3](-[C;!R](-[CH3])(-[CH3])))]</text:p>
          <text:p text:style-name="P3">(though the first form is much easier to read!) </text:p>
        </text:list-item>
      </text:list>
      <text:list text:style-name="Numbering_20_1" text:continue-numbering="true">
        <text:list-header>
          <text:p text:style-name="Heading_20_3">Atom weights and feature locations</text:p>
        </text:list-header>
      </text:list>
      <text:h text:style-name="Heading_20_2" text:outline-level="2">Frequently Asked Question(s)</text:h>
      <text:list text:style-name="L3">
        <text:list-item>
          <text:p text:style-name="P6">What happens if a <text:span text:style-name="Teletype">Feature Type</text:span> is repeated in the file? Here's an example: </text:p>
          <text:p text:style-name="P15">DefineFeature HDonor1 [O&amp;!H0]</text:p>
          <text:p text:style-name="P15"><text:s text:c="4"/>Family HBondDonor</text:p>
          <text:p text:style-name="P15"><text:s text:c="4"/>Weights 1.0</text:p>
          <text:p text:style-name="P15">EndFeature</text:p>
          <text:p text:style-name="P15">DefineFeature HDonor1 [N&amp;!H0]</text:p>
          <text:p text:style-name="P15"><text:s text:c="4"/>Family HBondDonor</text:p>
          <text:p text:style-name="P15"><text:s text:c="4"/>Weights 1.0</text:p>
          <text:p text:style-name="P15">EndFeature</text:p>
          <text:p text:style-name="P6">In this case both definitions of the <text:span text:style-name="Teletype">HDonor1</text:span> feature type will be active. This is functionally identical to: </text:p>
          <text:p text:style-name="P15">DefineFeature HDonor1 [O,N;!H0]</text:p>
          <text:p text:style-name="P15"><text:s text:c="4"/>Family HBondDonor</text:p>
          <text:p text:style-name="P15"><text:s text:c="4"/>Weights 1.0</text:p>
          <text:p text:style-name="P15">EndFeature</text:p>
          <text:p text:style-name="P6"><text:span text:style-name="Strong_20_Emphasis">However</text:span> the formulation of this feature definition with a duplicated feature type is considerably less efficient and more confusing than the simpler combined definition. </text:p>
        </text:list-item>
      </text:list>
      <text:p text:style-name="Text_20_body"/>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0"><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paragraph-properties fo:background-color="transparent">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2-08T06:00:51</meta:creation-date>
    <dc:creator>greg landrum</dc:creator>
    <dc:date>2007-08-07T08:27:25</dc:date>
    <dc:language>en-US</dc:language>
    <meta:editing-cycles>4</meta:editing-cycles>
    <meta:editing-duration>P4DT0H5M42S</meta:editing-duration>
    <meta:user-defined meta:name="Info 1"/>
    <meta:user-defined meta:name="Info 2"/>
    <meta:user-defined meta:name="Info 3"/>
    <meta:user-defined meta:name="Info 4"/>
    <meta:document-statistic meta:table-count="0" meta:image-count="1" meta:object-count="0" meta:page-count="4" meta:paragraph-count="74" meta:word-count="902" meta:character-count="5593"/>
  </office:meta>
</office:document-meta>
</file>